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39%" draw:textarea-horizontal-align="justify" draw:textarea-vertical-align="bottom" draw:auto-grow-height="false" fo:min-height="12.818cm" fo:min-width="17.598cm"/>
      <style:paragraph-properties style:writing-mode="lr-tb"/>
    </style:style>
    <style:style style:name="gr2" style:family="graphic" style:parent-style-name="standard">
      <style:graphic-properties svg:stroke-color="#000000" draw:fill-color="#3faf46" draw:textarea-horizontal-align="justify" draw:textarea-vertical-align="middle" draw:auto-grow-height="false" fo:min-height="1.973cm" fo:min-width="4.58cm"/>
      <style:paragraph-properties style:writing-mode="lr-tb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1.537cm" fo:min-width="1.72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72cm" fo:min-width="4.58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973cm" fo:min-width="5.533cm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04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P1" style:family="paragraph">
      <style:paragraph-properties fo:text-align="end" style:writing-mode="lr-tb"/>
    </style:style>
    <style:style style:name="P2" style:family="paragraph">
      <loext:graphic-properties draw:opacity="39%"/>
      <style:paragraph-properties fo:text-align="end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3faf46"/>
      <style:paragraph-properties fo:text-align="center" style:writing-mode="lr-tb"/>
    </style:style>
    <style:style style:name="P5" style:family="paragraph">
      <loext:graphic-properties draw:fill-color="#77bc65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98cm" svg:height="13.068cm" svg:x="1.317cm" svg:y="5.762cm">
          <text:p text:style-name="P1">Informed Governance Platform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5.08cm" svg:height="2.223cm" svg:x="5.127cm" svg:y="7.4cm">
          <text:p text:style-name="P3">Portal</text:p>
          <text:p text:style-name="P3">(reverse proxy)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223cm" svg:height="2.858cm" svg:x="9.889cm" svg:y="8.352cm">
          <text:p text:style-name="P3">User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xml:id="id2" draw:id="id2" draw:layer="layout" svg:width="5.08cm" svg:height="2.222cm" svg:x="2.27cm" svg:y="15.021cm">
          <text:p text:style-name="P3">MONARC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7.667cm" svg:y1="9.623cm" svg:x2="4.81cm" svg:y2="15.021cm" draw:start-shape="id1" draw:start-glue-point="2" draw:end-shape="id2" draw:end-glue-point="0" svg:d="M7667 9623l-2857 5398" svg:viewBox="0 0 2858 5399">
          <text:p text:style-name="P6">Auth token</text:p>
        </draw:connector>
        <draw:custom-shape draw:style-name="gr6" draw:text-style-name="P3" xml:id="id3" draw:id="id3" draw:layer="layout" svg:width="6.033cm" svg:height="2.223cm" svg:x="8.619cm" svg:y="15.02cm">
          <text:p text:style-name="P3">Incident notification</text:p>
          <text:p text:style-name="P3">system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draw:type="line" svg:x1="7.667cm" svg:y1="9.623cm" svg:x2="11.635cm" svg:y2="15.02cm" draw:start-shape="id1" draw:start-glue-point="2" draw:end-shape="id3" draw:end-glue-point="0" svg:d="M7667 9623l3968 5397" svg:viewBox="0 0 3969 5398">
          <text:p/>
        </draw:connector>
        <draw:frame draw:style-name="gr8" draw:text-style-name="P9" xml:id="id4" draw:id="id4" draw:layer="layout" svg:width="6.704cm" svg:height="0.962cm" svg:x="12.747cm" svg:y="3.54cm">
          <draw:text-box>
            <text:p>Custom branding, etc.</text:p>
          </draw:text-box>
        </draw:frame>
        <draw:connector draw:style-name="gr9" draw:text-style-name="P8" draw:layer="layout" draw:type="line" svg:x1="12.747cm" svg:y1="4.021cm" svg:x2="7.667cm" svg:y2="7.4cm" draw:start-shape="id4" draw:start-glue-point="3" draw:end-shape="id1" draw:end-glue-point="0" svg:d="M12747 4021l-5080 3379" svg:viewBox="0 0 5081 338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édric Bonhomme</meta:initial-creator>
    <meta:creation-date>2022-03-15T09:23:27.297054518</meta:creation-date>
    <dc:date>2022-04-14T13:26:54.097797271</dc:date>
    <dc:creator>Cédric Bonhomme</dc:creator>
    <meta:editing-duration>PT2H4M24S</meta:editing-duration>
    <meta:editing-cycles>6</meta:editing-cycles>
    <meta:generator>LibreOffice/7.1.7.2$Linux_X86_64 LibreOffice_project/10$Build-2</meta:generator>
    <meta:document-statistic meta:object-count="9"/>
  </office:meta>
</office:document-meta>
</file>